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80000026FDCD2C0F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f33af" officeooo:paragraph-rsid="001f33af"/>
    </style:style>
    <style:style style:name="P2" style:family="paragraph" style:parent-style-name="Standard">
      <style:text-properties style:font-name="Arial" fo:font-weight="bold" officeooo:rsid="001f7040" officeooo:paragraph-rsid="001f7040" style:font-weight-asian="bold" style:font-weight-complex="bold"/>
    </style:style>
    <style:style style:name="P3" style:family="paragraph" style:parent-style-name="Standard">
      <style:text-properties style:font-name="Arial" fo:font-weight="bold" officeooo:rsid="0020648c" officeooo:paragraph-rsid="0020648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1f7040" officeooo:paragraph-rsid="001f704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1f7040" officeooo:paragraph-rsid="001f704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f7040" officeooo:paragraph-rsid="001f7040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Arial" officeooo:rsid="001f7040" officeooo:paragraph-rsid="001f7040"/>
    </style:style>
    <style:style style:name="P8" style:family="paragraph" style:parent-style-name="Standard">
      <style:text-properties style:font-name="Arial" fo:font-weight="normal" officeooo:rsid="001f7040" officeooo:paragraph-rsid="001f7040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20648c" officeooo:paragraph-rsid="0020648c" style:font-weight-asian="normal" style:font-weight-complex="normal"/>
    </style:style>
    <style:style style:name="P10" style:family="paragraph" style:parent-style-name="Standard">
      <style:text-properties officeooo:rsid="000641d9" officeooo:paragraph-rsid="001f7040"/>
    </style:style>
    <style:style style:name="P11" style:family="paragraph" style:parent-style-name="Standard">
      <style:text-properties style:font-name="Arial" fo:font-weight="normal" officeooo:rsid="001f7040" officeooo:paragraph-rsid="001f7040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21ab31" officeooo:paragraph-rsid="0021ab31" style:font-weight-asian="normal" style:font-weight-complex="normal"/>
    </style:style>
    <style:style style:name="P13" style:family="paragraph" style:parent-style-name="Standard">
      <style:text-properties style:font-name="Arial" fo:font-weight="bold" officeooo:rsid="0021ab31" officeooo:paragraph-rsid="0021ab31" style:font-weight-asian="bold" style:font-weight-complex="bold"/>
    </style:style>
    <style:style style:name="T1" style:family="text">
      <style:text-properties officeooo:rsid="0020648c"/>
    </style:style>
    <style:style style:name="T2" style:family="text">
      <style:text-properties officeooo:rsid="002369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ugo Mitsumori<text:tab/><text:tab/>8941262</text:p>
      <text:p text:style-name="P1">Luan Torres<text:tab/><text:tab/><text:tab/>8941342</text:p>
      <text:p text:style-name="P1"/>
      <text:p text:style-name="P1"/>
      <text:p text:style-name="P4">EasyTVShow</text:p>
      <text:p text:style-name="P4"/>
      <text:p text:style-name="P6">Introdução</text:p>
      <text:p text:style-name="P6"/>
      <text:p text:style-name="P5">O projeto EasyTVShow é um serviço para smartphone que propõe uma interpace prática para ajudar as pessoas que assistem filmes e séries a gerenciar e acompanhar o que assistiram, o que estão assistindo e o que irão assistir. Assim como compartilhar tais informações com outros usuários.</text:p>
      <text:p text:style-name="P10"/>
      <text:p text:style-name="P7">As pessoas estão sempre muito atarefadas e têm dificuldade para lembrar o que já assistiram ou de onde pararam de assistir determinada série. Além disso, muitas tem vontade de interagir com outras pessoas sobre séries e filmes. Essas pessoas são o público-alvo que o nosso projeto visa beneficiar.</text:p>
      <text:p text:style-name="P7"/>
      <text:p text:style-name="P7"/>
      <text:p text:style-name="P2">Diagrama de classes</text:p>
      <text:p text:style-name="P2"/>
      <text:p text:style-name="P2"><draw:frame draw:style-name="fr1" draw:name="Figura1" text:anchor-type="paragraph" svg:width="17cm" svg:height="14.235cm" draw:z-index="0"><draw:image xlink:href="Pictures/10000201000002E80000026FDCD2C0FE.png" xlink:type="simple" xlink:show="embed" xlink:actuate="onLoad"/></draw:frame></text:p>
      <text:p text:style-name="P2"/>
      <text:p text:style-name="P2"><text:soft-page-break/>Histórias de Usuário Implementadas</text:p>
      <text:p text:style-name="P2"/>
      <text:p text:style-name="P8">- Cadastro de Usuário: classe User</text:p>
      <text:p text:style-name="P8">- Cadastro de Série (sem implementação de episódios): classe Show</text:p>
      <text:p text:style-name="P8">- Acompanhamento/Finalização de Série</text:p>
      <text:p text:style-name="P8">- Linha do tempo com atividades de Usuários seguidos</text:p>
      <text:p text:style-name="P8"/>
      <text:p text:style-name="P8">* O projeto foi implementado usando o padrão MVC. Portanto, toda classe modelo está acompanhada pela controller e pelas views</text:p>
      <text:p text:style-name="P8"/>
      <text:p text:style-name="P13"><text:span text:style-name="T2">Padrão de Projeto</text:span> </text:p>
      <text:p text:style-name="P13"/>
      <text:p text:style-name="P12"/>
      <text:p text:style-name="P8"/>
      <text:p text:style-name="P2">Testes</text:p>
      <text:p text:style-name="P2"/>
      <text:p text:style-name="P2"/>
      <text:p text:style-name="P2"/>
      <text:p text:style-name="P2"/>
      <text:p text:style-name="P2">Ferramentas</text:p>
      <text:p text:style-name="P2"/>
      <text:p text:style-name="P8">- Ruby 2.3.1</text:p>
      <text:p text:style-name="P8">- Rails 5.0</text:p>
      <text:p text:style-name="P8">- Bootstrap (layout básico)</text:p>
      <text:p text:style-name="P8">- <text:span text:style-name="T1">SQLite/ActiveRecord (persistência de dados)</text:span></text:p>
      <text:p text:style-name="P8">- <text:span text:style-name="T1">Rspec (testes de unidade)</text:span></text:p>
      <text:p text:style-name="P8">- <text:span text:style-name="T1">Cucumber/Capybara (testes de aceitação)</text:span></text:p>
      <text:p text:style-name="P8"/>
      <text:p text:style-name="P3">Repositório</text:p>
      <text:p text:style-name="P3"/>
      <text:p text:style-name="P3"><text:a xlink:type="simple" xlink:href="https://github.com/HugoMitsumori/engsoft" text:style-name="Internet_20_link" text:visited-style-name="Visited_20_Internet_20_Link">https://github.com/HugoMitsumori/engsoft</text:a></text:p>
      <text:p text:style-name="P3"/>
      <text:p text:style-name="P3">Instruções</text:p>
      <text:p text:style-name="P3"/>
      <text:p text:style-name="P9">* supondo que o Ruby e o Rails estão instalados </text:p>
      <text:p text:style-name="P3"/>
      <text:p text:style-name="P9">1) clonar o repositório</text:p>
      <text:p text:style-name="P9">2) ir para o diretório EasyTVShow</text:p>
      <text:p text:style-name="P9">3) executar o comando bundle install</text:p>
      <text:p text:style-name="P9">4) executar o comando bundle exec rake <text:a xlink:type="simple" xlink:href="db:migrate" text:style-name="Internet_20_link" text:visited-style-name="Visited_20_Internet_20_Link">db:migrate</text:a></text:p>
      <text:p text:style-name="P9">5) executar o comando rails s</text:p>
      <text:p text:style-name="P9">6) acessar no navegador o endereço localhost:3000</text:p>
      <text:p text:style-name="P9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Mitsumori</meta:initial-creator>
    <meta:creation-date>2016-12-11T02:06:02.424771678</meta:creation-date>
    <dc:date>2016-12-11T02:33:27.095204565</dc:date>
    <dc:creator>Hugo Mitsumori</dc:creator>
    <meta:editing-duration>PT8M24S</meta:editing-duration>
    <meta:editing-cycles>4</meta:editing-cycles>
    <meta:generator>LibreOffice/4.3.3.2$Linux_X86_64 LibreOffice_project/430m0$Build-2</meta:generator>
    <meta:document-statistic meta:table-count="0" meta:image-count="1" meta:object-count="0" meta:page-count="2" meta:paragraph-count="32" meta:word-count="238" meta:character-count="1538" meta:non-whitespace-character-count="1327"/>
  </office:meta>
</office:document-meta>
</file>